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9ed6" officeooo:paragraph-rsid="00079ed6"/>
    </style:style>
    <style:style style:name="P2" style:family="paragraph" style:parent-style-name="Heading_20_1">
      <style:text-properties officeooo:paragraph-rsid="0007e833"/>
    </style:style>
    <style:style style:name="P3" style:family="paragraph" style:parent-style-name="Text_20_body">
      <style:text-properties officeooo:rsid="00079ed6" officeooo:paragraph-rsid="00079ed6"/>
    </style:style>
    <style:style style:name="P4" style:family="paragraph" style:parent-style-name="Title">
      <style:text-properties officeooo:rsid="00079ed6" officeooo:paragraph-rsid="00079ed6"/>
    </style:style>
    <style:style style:name="T1" style:family="text">
      <style:text-properties officeooo:rsid="0007e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EX</text:p>
      <text:h text:style-name="P1" text:outline-level="1">What is it? </text:h>
      <text:p text:style-name="P3">PLEX is a online watch party app that allows you to stream videos from multiple websites and chat simultaneously with your friends, all in real-time.</text:p>
      <text:h text:style-name="P2" text:outline-level="1"><text:span text:style-name="T1">Features - </text:span></text:h>
      <text:p text:style-name="Text_20_body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1T22:20:51.741515612</dc:date>
    <meta:editing-duration>PT3M37S</meta:editing-duration>
    <meta:editing-cycles>1</meta:editing-cycles>
    <meta:document-statistic meta:table-count="0" meta:image-count="0" meta:object-count="0" meta:page-count="1" meta:paragraph-count="5" meta:word-count="31" meta:character-count="177" meta:non-whitespace-character-count="147"/>
    <meta:generator>LibreOffice/7.0.3.1$Linux_X86_64 LibreOffice_project/00$Build-1</meta:generator>
  </office:meta>
</office:document-meta>
</file>